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1.54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scription</text:p>
          </table:table-cell>
          <table:table-cell office:value-type="string">
            <text:p>Effor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lendar GUI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atabase Connection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ate Placement/View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1</text:p>
          </table:table-cell>
          <table:table-cell/>
          <table:table-cell table:formula="of:=SUM([.C2:.C4])" office:value-type="float" office:value="26">
            <text:p>2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dd Ev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ave/Load Event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hange Views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emove/Edit Event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2</text:p>
          </table:table-cell>
          <table:table-cell/>
          <table:table-cell table:formula="of:=SUM([.C6:.C9])" office:value-type="float" office:value="20">
            <text:p>20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Bitstream Vera Sans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8">09/18/2013</text:date>, <text:time>14:3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V</meta:initial-creator>
    <meta:creation-date>2013-09-18T14:30:06</meta:creation-date>
    <dc:date>2013-09-18T14:35:42</dc:date>
    <dc:creator>John V</dc:creator>
    <meta:editing-duration>PT5M37S</meta:editing-duration>
    <meta:editing-cycles>1</meta:editing-cycles>
    <meta:document-statistic meta:table-count="3" meta:cell-count="28" meta:object-count="0"/>
    <meta:generator>LibreOffice/3.4$Unix LibreOffice_project/340m1$Build-502</meta:generator>
  </office:meta>
</office:document-meta>
</file>